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51701711" text:style-name="List_20_1">
        <text:list-item>
          <text:p text:style-name="List_20_1">First level</text:p>
          <text:list>
            <text:list-item>
              <text:p text:style-name="List_20_1">Second level</text:p>
            </text:list-item>
          </text:list>
        </text:list-item>
      </text:list>
      <text:list xml:id="list1273767641" text:style-name="List_20_2">
        <text:list-item>
          <text:list>
            <text:list-item>
              <text:p text:style-name="List_20_2">Second but restart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list-style-name="List_20_2" style:class="list">
      <style:paragraph-properties fo:margin-top="0in" fo:margin-bottom="0.0835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9:51:41</dc:date>
    <dc:creator>Stefan Merten</dc:creator>
    <meta:editing-duration>PT26M52S</meta:editing-duration>
    <meta:editing-cycles>16</meta:editing-cycles>
    <meta:document-statistic meta:table-count="0" meta:image-count="0" meta:object-count="0" meta:page-count="1" meta:paragraph-count="3" meta:word-count="10" meta:character-count="46" meta:non-whitespace-character-count="42"/>
  </office:meta>
</office:document-meta>
</file>